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padding="0in" fo:border="none"/>
    </style:style>
    <style:style style:name="P2" style:family="paragraph" style:parent-style-name="Standard">
      <style:paragraph-properties fo:padding="0in" fo:border="none"/>
    </style:style>
    <style:style style:name="P3" style:family="paragraph" style:parent-style-name="Standard">
      <style:paragraph-properties fo:padding="0in" fo:border="none"/>
      <style:text-properties fo:font-weight="bold" style:font-weight-asian="bold"/>
    </style:style>
    <style:style style:name="P4" style:family="paragraph" style:parent-style-name="Standard">
      <style:paragraph-properties fo:margin-left="0.25in" fo:margin-right="0in" fo:text-indent="0in" style:auto-text-indent="false" fo:padding="0in" fo:border="none"/>
    </style:style>
    <style:style style:name="P5" style:family="paragraph" style:parent-style-name="Standard">
      <style:paragraph-properties fo:margin-left="0.25in" fo:margin-right="0in" fo:text-indent="0in" style:auto-text-indent="false" fo:padding="0in" fo:border="none"/>
    </style:style>
    <style:style style:name="P6" style:family="paragraph" style:parent-style-name="Standard" style:list-style-name="WWNum3">
      <style:paragraph-properties fo:margin-left="0.5in" fo:margin-right="0in" fo:text-indent="-0.25in" style:auto-text-indent="false" fo:padding="0in" fo:border="none"/>
    </style:style>
    <style:style style:name="P7" style:family="paragraph" style:parent-style-name="Standard" style:list-style-name="WWNum5">
      <style:paragraph-properties fo:margin-left="0.5in" fo:margin-right="0in" fo:text-indent="-0.25in" style:auto-text-indent="false" fo:padding="0in" fo:border="none"/>
    </style:style>
    <style:style style:name="P8" style:family="paragraph" style:parent-style-name="Standard" style:list-style-name="WWNum4">
      <style:paragraph-properties fo:margin-left="0.5in" fo:margin-right="0in" fo:text-indent="-0.25in" style:auto-text-indent="false" fo:padding="0in" fo:border="none"/>
    </style:style>
    <style:style style:name="P9" style:family="paragraph" style:parent-style-name="Standard" style:list-style-name="WWNum9">
      <style:paragraph-properties fo:margin-left="0.5in" fo:margin-right="0in" fo:text-indent="-0.25in" style:auto-text-indent="false" fo:padding="0in" fo:border="none"/>
    </style:style>
    <style:style style:name="P10" style:family="paragraph" style:parent-style-name="Standard" style:list-style-name="WWNum8">
      <style:paragraph-properties fo:margin-left="0.5in" fo:margin-right="0in" fo:text-indent="-0.25in" style:auto-text-indent="false" fo:padding="0in" fo:border="none"/>
    </style:style>
    <style:style style:name="P11" style:family="paragraph" style:parent-style-name="Standard" style:list-style-name="WWNum1">
      <style:paragraph-properties fo:margin-left="0.5in" fo:margin-right="0in" fo:text-indent="-0.25in" style:auto-text-indent="false" fo:padding="0in" fo:border="none"/>
    </style:style>
    <style:style style:name="P12" style:family="paragraph" style:parent-style-name="Standard">
      <style:paragraph-properties fo:margin-left="1in" fo:margin-right="0in" fo:text-indent="0in" style:auto-text-indent="false" fo:padding="0in" fo:border="none"/>
    </style:style>
    <style:style style:name="P13" style:family="paragraph" style:parent-style-name="Standard">
      <style:paragraph-properties fo:margin-left="0.5in" fo:margin-right="0in" fo:text-indent="0.5in" style:auto-text-indent="false" fo:padding="0in" fo:border="none"/>
    </style:style>
    <style:style style:name="P14" style:family="paragraph" style:parent-style-name="Standard">
      <style:paragraph-properties fo:margin-left="0.5in" fo:margin-right="0in" fo:text-indent="0in" style:auto-text-indent="false" fo:padding="0in" fo:border="none"/>
    </style:style>
    <style:style style:name="P15" style:family="paragraph" style:parent-style-name="Standard" style:list-style-name="WWNum6">
      <style:paragraph-properties fo:margin-left="2in" fo:margin-right="0in" fo:text-indent="-0.25in" style:auto-text-indent="false" fo:padding="0in" fo:border="none"/>
    </style:style>
    <style:style style:name="P16" style:family="paragraph" style:parent-style-name="Standard" style:list-style-name="WWNum2">
      <style:paragraph-properties fo:margin-left="1in" fo:margin-right="0in" fo:text-indent="-0.25in" style:auto-text-indent="false" fo:padding="0in" fo:border="none"/>
    </style:style>
    <style:style style:name="P17" style:family="paragraph" style:parent-style-name="Standard" style:list-style-name="WWNum7">
      <style:paragraph-properties fo:margin-left="1in" fo:margin-right="0in" fo:text-indent="-0.25in" style:auto-text-indent="false" fo:padding="0in" fo:border="none"/>
    </style:style>
    <style:style style:name="P18" style:family="paragraph" style:parent-style-name="Standard">
      <style:paragraph-properties fo:margin-left="0in" fo:margin-right="0in" fo:text-indent="0.5in" style:auto-text-indent="false" fo:padding="0in" fo:border="none"/>
    </style:style>
    <style:style style:name="P19" style:family="paragraph" style:parent-style-name="Heading_20_1">
      <style:paragraph-properties fo:padding="0in" fo:border="none"/>
    </style:style>
    <style:style style:name="P20" style:family="paragraph" style:parent-style-name="Title">
      <style:paragraph-properties fo:padding="0in" fo:border="none"/>
    </style:style>
    <style:style style:name="P21" style:family="paragraph" style:parent-style-name="Title" style:master-page-name="Standard">
      <style:paragraph-properties style:page-number="1" fo:padding="0in" fo:border="none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_lk1o5qe8xgsh"/>RfQ - PROCESSO DI ACQUISTO</text:p>
      <text:p text:style-name="P1"/>
      <text:p text:style-name="P1"/>
      <text:p text:style-name="P1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"><text:a xlink:type="simple" xlink:href="#_ylf0vbf91qt3" text:style-name="Index_20_Link" text:visited-style-name="Index_20_Link"><text:span text:style-name="T1">TEST: CONTROLLO GENERALE</text:span></text:a></text:p>
          <text:p text:style-name="P4"><text:a xlink:type="simple" xlink:href="#_3scfeym50qz6" text:style-name="Index_20_Link" text:visited-style-name="Index_20_Link"><text:span text:style-name="T1">PROCEDIMENTO</text:span></text:a></text:p>
        </text:index-body>
      </text:table-of-content>
      <text:p text:style-name="P1"/>
      <text:p text:style-name="P1"/>
      <text:p text:style-name="P1"/>
      <text:p text:style-name="P19"><text:bookmark text:name="_ylf0vbf91qt3"/>TEST: CONTROLLO GENERALE</text:p>
      <text:p text:style-name="P1"/>
      <text:list xml:id="list1508269687" text:style-name="WWNum3">
        <text:list-item>
          <text:p text:style-name="P6">Controllare valori di default</text:p>
        </text:list-item>
        <text:list-item>
          <text:p text:style-name="P6">eventuali campi da togliere</text:p>
        </text:list-item>
        <text:list-item>
          <text:p text:style-name="P6">restyling maschera (es. larghezza campi e posizione)</text:p>
        </text:list-item>
        <text:list-item>
          <text:p text:style-name="P6">bottoni processo <text:s/>(da riportare in alto sulla barra all’interno dell’icona processo )</text:p>
        </text:list-item>
        <text:list-item>
          <text:p text:style-name="P6">reportistica</text:p>
        </text:list-item>
        <text:list-item>
          <text:p text:style-name="P6">vedere se ci sono copyrule (es. la dicitura del <text:s/>prodotto la riporta anche nel campo descrizione o no?)</text:p>
        </text:list-item>
      </text:list>
      <text:p text:style-name="P1"/>
      <text:p text:style-name="P1"/>
      <text:p text:style-name="P19"><text:bookmark text:name="_3scfeym50qz6"/>PROCEDIMENTO </text:p>
      <text:list xml:id="list3639317187" text:style-name="WWNum5">
        <text:list-item>
          <text:p text:style-name="P7"><text:span text:style-name="T3">BP </text:span>--&gt;inserire BP </text:p>
        </text:list-item>
      </text:list>
      <text:p text:style-name="P1"><text:s text:c="17"/>--&gt;inserire flag su rappresentante (crearlo su User Contact es. Luca)</text:p>
      <text:p text:style-name="P1"><text:tab/> <text:s text:c="4"/>→ inserire mail </text:p>
      <text:list xml:id="list326467807" text:style-name="WWNum4">
        <text:list-item>
          <text:p text:style-name="P8"><text:span text:style-name="T3">RfQ topic</text:span>:----&gt; cliccare e compilare la maschera es. Materiale informatico</text:p>
        </text:list-item>
      </text:list>
      <text:p text:style-name="P12">print format: scelgliere “RfQ response Template”</text:p>
      <text:p text:style-name="P13"><text:soft-page-break/></text:p>
      <text:p text:style-name="P14"><text:s text:c="2"/>TAB: subscriber:</text:p>
      <text:list xml:id="list2424867329" text:style-name="WWNum6">
        <text:list-item>
          <text:p text:style-name="P15"><text:s/>compilare il BP</text:p>
        </text:list-item>
        <text:list-item>
          <text:p text:style-name="P15">user/contact: <text:s/>del BP appena inserito</text:p>
        </text:list-item>
      </text:list>
      <text:p text:style-name="P1"/>
      <text:list xml:id="list3080278776" text:style-name="WWNum9">
        <text:list-item>
          <text:p text:style-name="P9"><text:span text:style-name="T3">RFQ</text:span></text:p>
        </text:list-item>
      </text:list>
      <text:list xml:id="list1934960792" text:style-name="WWNum2">
        <text:list-item>
          <text:p text:style-name="P16">nome: inserire cosa si vuole acquistare: es. pc</text:p>
        </text:list-item>
        <text:list-item>
          <text:p text:style-name="P16">Sales rappresentative (inserire il rapp.te appena creato es. Luca)</text:p>
        </text:list-item>
        <text:list-item>
          <text:p text:style-name="P16">Rfq topic: richiamare quello appena inserito (es. materiale informatico)</text:p>
        </text:list-item>
        <text:list-item>
          <text:p text:style-name="P16">response date: termine di risposta maschera </text:p>
        </text:list-item>
        <text:list-item>
          <text:p text:style-name="P16">RfQ Type : scegliere tra quelli indicati</text:p>
        </text:list-item>
      </text:list>
      <text:p text:style-name="P1"/>
      <text:p text:style-name="P18">TAB LINE </text:p>
      <text:p text:style-name="P1"/>
      <text:list xml:id="list692490665" text:style-name="WWNum7">
        <text:list-item>
          <text:p text:style-name="P17">inserire il prodotto (se non c’è crearlo) e la quantità</text:p>
        </text:list-item>
      </text:list>
      <text:p text:style-name="P1"/>
      <text:p text:style-name="P1"><text:tab/>avviare il <text:span text:style-name="T3">PROCESSO:</text:span></text:p>
      <text:p text:style-name="P3"/>
      <text:p text:style-name="P1">cliccare su icona del processo<text:span text:style-name="T3"> CREATE <text:s/>&amp; INVITE</text:span> (n.b. prima di fare questa operazione ricordarsi di inserire l’indirizzo email su User)</text:p>
      <text:p text:style-name="P1"/>
      <text:list xml:id="list890209474" text:style-name="WWNum8">
        <text:list-item>
          <text:p text:style-name="P10"><text:span text:style-name="T3">RFQ response</text:span>: visualizzare la risposta e su Processo Selezionare---&gt; CHECK COMPLETE</text:p>
        </text:list-item>
      </text:list>
      <text:p text:style-name="P1"/>
      <text:p text:style-name="P18"><text:span text:style-name="T3">Avviare il PROCESSO:</text:span></text:p>
      <text:p text:style-name="P1"/>
      <text:p text:style-name="P1"><text:span text:style-name="T3">RANK RESPONSES</text:span>: : visualizza le valutazioni </text:p>
      <text:p text:style-name="P1"/>
      <text:p text:style-name="P18"><text:soft-page-break/><text:span text:style-name="T3">Avviare il PROCESSO:</text:span></text:p>
      <text:p text:style-name="P1"/>
      <text:p text:style-name="P1">CREATE PURCHASE <text:s/>ORDER (entrare con ruolo Org dalla login)</text:p>
      <text:p text:style-name="P1"/>
      <text:p text:style-name="P1"/>
      <text:p text:style-name="P20"><text:bookmark text:name="_9igh9varimo0"/>REQUISITION</text:p>
      <text:p text:style-name="P1"/>
      <text:p text:style-name="P1">Document type: purchase requisition</text:p>
      <text:p text:style-name="P1">documento n. (vedere come <text:s/>gestire la numerazione progressiva) </text:p>
      <text:p text:style-name="P1">User/contact : Luca</text:p>
      <text:p text:style-name="P1">Description</text:p>
      <text:p text:style-name="P1">Data richiesta</text:p>
      <text:p text:style-name="P1">Price List</text:p>
      <text:p text:style-name="P1"/>
      <text:p text:style-name="P1">TAB - REQUISITION LINE </text:p>
      <text:p text:style-name="P1"/>
      <text:p text:style-name="P1">product: es. pc…</text:p>
      <text:p text:style-name="P1"/>
      <text:p text:style-name="P1">DOCUMENT ACTION </text:p>
      <text:p text:style-name="P1">complete </text:p>
      <text:p text:style-name="P1"/>
      <text:p text:style-name="P1">PER CREARE L’ORDINE DI ACQUISTO:</text:p>
      <text:p text:style-name="P1"/>
      <text:p text:style-name="P1">richiamare a menù CREATE PO FROM REQUISITION</text:p>
      <text:list xml:id="list3393047169" text:style-name="WWNum1">
        <text:list-item>
          <text:p text:style-name="P11">selezionare la requisition </text:p>
        </text:list-item>
      </text:list>
      <text:p text:style-name="P1"/>
      <text:p text:style-name="P1"><text:soft-page-break/>n.b. a livello di prodotto va gestito e inserito il BP nella tab PURCHASING del PRODUCT</text:p>
      <text:p text:style-name="P1"/>
      <text:p text:style-name="P20"><text:bookmark text:name="_ygnb8yrp868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 fo:font-weight="bold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➢" text:bullet-char="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49" meta:word-count="294" meta:character-count="1885" meta:non-whitespace-character-count="1619"/>
    <meta:generator>LibreOfficeDev/6.0.5.2$Linux_X86_64 LibreOffice_project/</meta:generator>
  </office:meta>
</office:document-meta>
</file>